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6A00000108BA7752AD.jpg"/>
  <manifest:file-entry manifest:media-type="image/png" manifest:full-path="Pictures/10000000000004D40000038499414C3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263cm" svg:x="1.009cm" svg:y="6.79cm">
          <draw:image xlink:href="Pictures/10000000000004D40000038499414C30.png" xlink:type="simple" xlink:show="embed" xlink:actuate="onLoad">
            <text:p/>
          </draw:image>
        </draw:frame>
        <draw:frame draw:style-name="gr2" draw:layer="layout" svg:width="6.467cm" svg:height="0.962cm" svg:x="7.106cm" svg:y="2.324cm">
          <draw:text-box>
            <text:p>Color System Design</text:p>
          </draw:text-box>
        </draw:frame>
        <draw:frame draw:style-name="gr2" draw:layer="layout" svg:width="12.042cm" svg:height="0.962cm" svg:x="4.556cm" svg:y="4.175cm">
          <draw:text-box>
            <text:p>Needs testing and firmware development</text:p>
          </draw:text-box>
        </draw:frame>
        <draw:frame draw:style-name="gr3" draw:layer="layout" svg:width="2.301cm" svg:height="1.343cm" svg:x="4.429cm" svg:y="20.993cm">
          <draw:text-box>
            <text:p>Power</text:p>
          </draw:text-box>
        </draw:frame>
        <draw:frame draw:style-name="gr2" draw:layer="layout" svg:width="2.513cm" svg:height="0.962cm" svg:x="7.858cm" svg:y="6.207cm">
          <draw:text-box>
            <text:p>Sensor</text:p>
          </draw:text-box>
        </draw:frame>
        <draw:frame draw:style-name="gr2" draw:layer="layout" svg:width="2.551cm" svg:height="0.962cm" svg:x="11.911cm" svg:y="21.12cm">
          <draw:text-box>
            <text:p>I2c bus</text:p>
          </draw:text-box>
        </draw:frame>
        <draw:frame draw:style-name="gr2" draw:layer="layout" svg:width="2.868cm" svg:height="0.962cm" svg:x="16.875cm" svg:y="21.066cm">
          <draw:text-box>
            <text:p>Interrupt</text:p>
          </draw:text-box>
        </draw:frame>
        <draw:line draw:style-name="gr4" draw:text-style-name="P1" draw:layer="layout" svg:x1="9.001cm" svg:y1="6.842cm" svg:x2="9.509cm" svg:y2="11.414cm">
          <text:p/>
        </draw:line>
        <draw:line draw:style-name="gr4" draw:text-style-name="P1" draw:layer="layout" svg:x1="13.192cm" svg:y1="21.066cm" svg:x2="14.081cm" svg:y2="19.542cm">
          <text:p/>
        </draw:line>
        <draw:line draw:style-name="gr4" draw:text-style-name="P1" draw:layer="layout" svg:x1="18.399cm" svg:y1="21.193cm" svg:x2="18.145cm" svg:y2="15.224cm">
          <text:p/>
        </draw:line>
        <draw:line draw:style-name="gr4" draw:text-style-name="P1" draw:layer="layout" svg:x1="5.572cm" svg:y1="20.939cm" svg:x2="5.953cm" svg:y2="19.161cm">
          <text:p/>
        </draw:line>
        <draw:frame draw:style-name="gr1" draw:text-style-name="P1" draw:layer="layout" svg:width="19.589cm" svg:height="4.575cm" svg:x="1.001cm" svg:y="22.463cm">
          <draw:image xlink:href="Pictures/100000000000046A00000108BA7752A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2:51:04</meta:creation-date>
    <dc:date>2015-08-17T02:54:38</dc:date>
    <meta:editing-duration>PT3M34S</meta:editing-duration>
    <meta:editing-cycles>1</meta:editing-cycles>
    <meta:document-statistic meta:object-count="12"/>
    <meta:generator>OpenOffice/4.0.1$Unix OpenOffice.org_project/401m5$Build-9714</meta:generator>
  </office:meta>
</office:document-meta>
</file>